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1" svg:font-family="Chilanka"/>
    <style:font-face style:name="Rachana" svg:font-family="Rachana"/>
    <style:font-face style:name="Thorndale" svg:font-family="Thorndale" style:font-family-generic="roman"/>
    <style:font-face style:name="Chilanka" svg:font-family="Chilanka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ccff" fo:font-size="24pt" officeooo:rsid="00039d05" officeooo:paragraph-rsid="00039d0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color="#00ccff" fo:font-size="20pt" officeooo:rsid="00039d05" officeooo:paragraph-rsid="00039d05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00ccff" fo:font-size="20pt" officeooo:rsid="00056c82" officeooo:paragraph-rsid="000607d8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00ccff" fo:font-size="24pt" officeooo:rsid="000a0604" officeooo:paragraph-rsid="000a060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ccff" fo:font-size="36pt" fo:font-style="italic" officeooo:rsid="000a0604" officeooo:paragraph-rsid="000a0604" style:font-size-asian="36pt" style:font-style-asian="italic" style:font-size-complex="36pt" style:font-style-complex="italic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Chilank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T1" style:family="text">
      <style:text-properties officeooo:rsid="00056c82"/>
    </style:style>
    <style:style style:name="T2" style:family="text">
      <style:text-properties officeooo:rsid="000a0604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Chilank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b8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8" svg:width="0.477cm" svg:height="16.987cm" svg:x="-0.111cm" svg:y="-0.111cm"><text:p/></draw:rect><draw:rect text:anchor-type="paragraph" draw:z-index="2" draw:style-name="gr3" draw:text-style-name="P8" svg:width="0.477cm" svg:height="14.636cm" svg:x="0.577cm" svg:y="-0.088cm"><text:p/></draw:rect><draw:custom-shape text:anchor-type="paragraph" draw:z-index="0" draw:style-name="gr1" draw:text-style-name="P7" svg:width="17.64cm" svg:height="1.297cm" svg:x="3.778cm" svg:y="0.101cm"><text:p text:style-name="P6"><text:span text:style-name="T3">SCHOOL KALOLSAVAM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216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draw:rect text:anchor-type="paragraph" draw:z-index="3" draw:style-name="gr4" draw:text-style-name="P8" svg:width="0.477cm" svg:height="12.877cm" svg:x="1.238cm" svg:y="-0.102cm"><text:p/></draw:rect></text:p>
      <text:p text:style-name="Standard"/>
      <text:p text:style-name="Standard"/>
      <text:p text:style-name="Standard"/>
      <text:p text:style-name="P4">Govt High School , Charamangalam, Muhamma</text:p>
      <text:p text:style-name="P1"/>
      <text:p text:style-name="P5">Certificate</text:p>
      <text:p text:style-name="P1"/>
      <text:p text:style-name="P2"><text:tab/><text:tab/><text:tab/><text:span text:style-name="T2">Name</text:span> <text:s text:c="2"/><text:tab/>:</text:p>
      <text:p text:style-name="P2"><text:tab/><text:tab/><text:tab/><text:span text:style-name="T2">Class</text:span><text:tab/>:</text:p>
      <text:p text:style-name="P2"><text:tab/><text:tab/><text:tab/><text:span text:style-name="T2">Item</text:span> <text:s/><text:tab/>:</text:p>
      <text:p text:style-name="P2"><text:tab/><text:tab/><text:tab/><text:span text:style-name="T2">Grade</text:span><text:tab/>:</text:p>
      <text:p text:style-name="P2"/>
      <text:p text:style-name="P2"/>
      <text:p text:style-name="P2"/>
      <text:p text:style-name="P2"><text:tab/><text:tab/><text:tab/><text:tab/><text:tab/><text:tab/><text:tab/><text:tab/><text:tab/><text:tab/><text:tab/><text:tab/><text:tab/><text:span text:style-name="T2">Headmaster</text:span></text:p>
      <text:p text:style-name="P3"><text:s text:c="7"/><text:span text:style-name="T2">Place</text:span> <text:s/><text:span text:style-name="T2">Muhamma</text:span></text:p>
      <text:p text:style-name="P3"><text:s text:c="7"/><text:span text:style-name="T2">Date</text:span> 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ilanka1" svg:font-family="Chilanka"/>
    <style:font-face style:name="Rachana" svg:font-family="Rachana"/>
    <style:font-face style:name="Thorndale" svg:font-family="Thorndale" style:font-family-generic="roman"/>
    <style:font-face style:name="Chilanka" svg:font-family="Chilanka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fo:border="5.75pt inset #ff3333" fo:padding="0.051cm" style:shadow="none" fo:background-color="#ccffcc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30:08.351531094</meta:creation-date>
    <meta:editing-duration>P0D</meta:editing-duration>
    <meta:editing-cycles>2</meta:editing-cycles>
    <meta:generator>LibreOffice/4.2.7.2$Linux_X86_64 LibreOffice_project/420m0$Build-2</meta:generator>
    <dc:date>2016-05-18T14:33:39.375458790</dc:date>
    <meta:document-statistic meta:table-count="0" meta:image-count="0" meta:object-count="0" meta:page-count="1" meta:paragraph-count="9" meta:word-count="20" meta:character-count="171" meta:non-whitespace-character-count="115"/>
  </office:meta>
</office:document-meta>
</file>